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fo:font-weight="normal" officeooo:rsid="00210a11" officeooo:paragraph-rsid="00210a11" style:font-size-asian="10.5pt" style:font-weight-asian="normal" style:font-size-complex="12pt" style:font-weight-complex="normal"/>
    </style:style>
    <style:style style:name="P2" style:family="paragraph" style:parent-style-name="Standard">
      <style:paragraph-properties fo:line-height="150%" fo:text-align="justify" style:justify-single-word="false"/>
      <style:text-properties fo:font-size="12pt" fo:font-weight="normal" officeooo:rsid="0022fd07" officeooo:paragraph-rsid="0022fd07" style:font-size-asian="10.5pt" style:font-weight-asian="normal" style:font-size-complex="12pt" style:font-weight-complex="normal"/>
    </style:style>
    <style:style style:name="P3" style:family="paragraph" style:parent-style-name="Standard">
      <style:paragraph-properties fo:line-height="150%" fo:text-align="justify" style:justify-single-word="false"/>
      <style:text-properties fo:font-size="12pt" fo:font-weight="normal" officeooo:rsid="0027bbe1" officeooo:paragraph-rsid="0025c00b"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weight="normal" officeooo:rsid="0028c423" officeooo:paragraph-rsid="0028c423"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12pt" fo:font-weight="normal" officeooo:rsid="0030ca6f" officeooo:paragraph-rsid="0030ca6f"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fo:font-size="12pt" fo:font-weight="normal" officeooo:rsid="0030ca6f" officeooo:paragraph-rsid="00333e2b"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fo:font-weight="normal" officeooo:rsid="00333e2b" officeooo:paragraph-rsid="00333e2b"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fo:font-weight="normal" officeooo:rsid="00333e2b" officeooo:paragraph-rsid="0034158f"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officeooo:rsid="0034158f" officeooo:paragraph-rsid="0034158f"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2pt" fo:font-weight="normal" officeooo:rsid="001f7d90" officeooo:paragraph-rsid="001f7d90"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fo:font-size="12pt" fo:font-weight="normal" officeooo:rsid="002474a4" officeooo:paragraph-rsid="002474a4"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fo:font-weight="normal" officeooo:rsid="002d8b24" officeooo:paragraph-rsid="002bb303"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size="12pt" fo:font-weight="bold" officeooo:rsid="002474a4" officeooo:paragraph-rsid="002474a4" style:font-size-asian="10.5pt" style:font-weight-asian="bold" style:font-size-complex="12pt" style:font-weight-complex="bold"/>
    </style:style>
    <style:style style:name="P14" style:family="paragraph" style:parent-style-name="Standard">
      <style:paragraph-properties fo:line-height="150%" fo:text-align="justify" style:justify-single-word="false"/>
      <style:text-properties fo:font-size="12pt" fo:font-weight="bold" officeooo:rsid="00333e2b" officeooo:paragraph-rsid="00333e2b" style:font-size-asian="10.5pt" style:font-weight-asian="bold" style:font-size-complex="12pt" style:font-weight-complex="bold"/>
    </style:style>
    <style:style style:name="P15" style:family="paragraph" style:parent-style-name="Standard">
      <style:paragraph-properties fo:line-height="150%" fo:text-align="justify" style:justify-single-word="false"/>
      <style:text-properties fo:font-size="12pt" fo:font-weight="bold" officeooo:rsid="0034158f" officeooo:paragraph-rsid="0034158f" style:font-size-asian="10.5pt" style:font-weight-asian="bold" style:font-size-complex="12pt" style:font-weight-complex="bold"/>
    </style:style>
    <style:style style:name="P16" style:family="paragraph" style:parent-style-name="Standard">
      <style:paragraph-properties fo:line-height="150%" fo:text-align="justify" style:justify-single-word="false"/>
      <style:text-properties fo:font-size="12pt" fo:font-weight="bold" officeooo:rsid="00210a11" officeooo:paragraph-rsid="00210a11" style:font-size-asian="10.5pt" style:font-weight-asian="bold" style:font-size-complex="12pt" style:font-weight-complex="bold"/>
    </style:style>
    <style:style style:name="P17" style:family="paragraph" style:parent-style-name="Standard">
      <style:paragraph-properties fo:line-height="150%" fo:text-align="justify" style:justify-single-word="false"/>
      <style:text-properties fo:font-size="12pt" fo:font-weight="bold" officeooo:rsid="0028c423" officeooo:paragraph-rsid="0028c423" style:font-size-asian="10.5pt" style:font-weight-asian="bold" style:font-size-complex="12pt" style:font-weight-complex="bold"/>
    </style:style>
    <style:style style:name="P18" style:family="paragraph" style:parent-style-name="Standard">
      <style:paragraph-properties fo:line-height="150%" fo:text-align="justify" style:justify-single-word="false"/>
      <style:text-properties fo:font-size="12pt" fo:font-weight="bold" officeooo:rsid="0036f779" officeooo:paragraph-rsid="0036f779" style:font-size-asian="10.5pt" style:font-weight-asian="bold" style:font-size-complex="12pt" style:font-weight-complex="bold"/>
    </style:style>
    <style:style style:name="P19" style:family="paragraph" style:parent-style-name="Standard">
      <style:paragraph-properties fo:line-height="150%" fo:text-align="justify" style:justify-single-word="false"/>
      <style:text-properties fo:font-size="14pt" fo:font-weight="bold" officeooo:rsid="001f7d90" officeooo:paragraph-rsid="001f7d90" style:font-size-asian="12.25pt" style:font-weight-asian="bold" style:font-size-complex="14pt" style:font-weight-complex="bold"/>
    </style:style>
    <style:style style:name="P20" style:family="paragraph" style:parent-style-name="Standard" style:list-style-name="L1">
      <style:paragraph-properties fo:line-height="150%" fo:text-align="justify" style:justify-single-word="false"/>
      <style:text-properties fo:font-size="12pt" fo:font-weight="normal" officeooo:rsid="00210a11" officeooo:paragraph-rsid="00210a11" style:font-size-asian="10.5pt" style:font-weight-asian="normal" style:font-size-complex="12pt" style:font-weight-complex="normal"/>
    </style:style>
    <style:style style:name="P21" style:family="paragraph" style:parent-style-name="Standard" style:list-style-name="L4">
      <style:paragraph-properties fo:line-height="150%" fo:text-align="justify" style:justify-single-word="false"/>
      <style:text-properties fo:font-size="12pt" fo:font-weight="normal" officeooo:rsid="002638f7" officeooo:paragraph-rsid="002638f7"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fo:font-size="12pt" fo:font-weight="normal" officeooo:rsid="003681e6" officeooo:paragraph-rsid="0034158f"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fo:font-size="12pt" fo:font-weight="normal" officeooo:rsid="0036f779" officeooo:paragraph-rsid="0034158f"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fo:font-size="12pt" fo:font-weight="normal" officeooo:rsid="0034158f" officeooo:paragraph-rsid="0034158f"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fo:font-size="12pt" fo:font-weight="normal" officeooo:rsid="00376d77" officeooo:paragraph-rsid="00376d77" style:font-size-asian="10.5pt" style:font-weight-asian="normal" style:font-size-complex="12pt" style:font-weight-complex="normal"/>
    </style:style>
    <style:style style:name="P26" style:family="paragraph" style:parent-style-name="Standard" style:list-style-name="L2">
      <style:paragraph-properties fo:line-height="150%" fo:text-align="justify" style:justify-single-word="false"/>
      <style:text-properties fo:font-size="12pt" fo:font-weight="bold" officeooo:rsid="0022fd07" officeooo:paragraph-rsid="0022fd07" style:font-size-asian="10.5pt" style:font-weight-asian="bold" style:font-size-complex="12pt" style:font-weight-complex="bold"/>
    </style:style>
    <style:style style:name="P27" style:family="paragraph" style:parent-style-name="Standard" style:list-style-name="L3">
      <style:paragraph-properties fo:line-height="150%" fo:text-align="justify" style:justify-single-word="false"/>
      <style:text-properties fo:font-size="12pt" fo:font-weight="bold" officeooo:rsid="002474a4" officeooo:paragraph-rsid="002474a4" style:font-size-asian="10.5pt" style:font-weight-asian="bold" style:font-size-complex="12pt" style:font-weight-complex="bold"/>
    </style:style>
    <style:style style:name="P28" style:family="paragraph" style:parent-style-name="Standard" style:list-style-name="L3">
      <style:paragraph-properties fo:line-height="150%" fo:text-align="justify" style:justify-single-word="false"/>
      <style:text-properties fo:font-size="12pt" fo:font-weight="bold" officeooo:rsid="0025c00b" officeooo:paragraph-rsid="0025c00b" style:font-size-asian="10.5pt" style:font-weight-asian="bold" style:font-size-complex="12pt" style:font-weight-complex="bold"/>
    </style:style>
    <style:style style:name="P29" style:family="paragraph" style:parent-style-name="Standard" style:list-style-name="L5">
      <style:paragraph-properties fo:line-height="150%" fo:text-align="justify" style:justify-single-word="false"/>
      <style:text-properties fo:font-size="12pt" fo:font-weight="bold" officeooo:rsid="00333e2b" officeooo:paragraph-rsid="00333e2b" style:font-size-asian="10.5pt" style:font-weight-asian="bold" style:font-size-complex="12pt" style:font-weight-complex="bold"/>
    </style:style>
    <style:style style:name="P30" style:family="paragraph" style:parent-style-name="Standard" style:list-style-name="L5">
      <style:paragraph-properties fo:line-height="150%" fo:text-align="justify" style:justify-single-word="false"/>
      <style:text-properties fo:font-size="12pt" fo:font-weight="bold" officeooo:rsid="0034158f" officeooo:paragraph-rsid="0034158f" style:font-size-asian="10.5pt" style:font-weight-asian="bold" style:font-size-complex="12pt" style:font-weight-complex="bold"/>
    </style:style>
    <style:style style:name="P31" style:family="paragraph" style:parent-style-name="Standard" style:list-style-name="L6">
      <style:paragraph-properties fo:line-height="150%" fo:text-align="justify" style:justify-single-word="false"/>
      <style:text-properties fo:font-size="12pt" fo:font-weight="bold" officeooo:rsid="00376d77" officeooo:paragraph-rsid="00376d77" style:font-size-asian="10.5pt" style:font-weight-asian="bold" style:font-size-complex="12pt" style:font-weight-complex="bold"/>
    </style:style>
    <style:style style:name="P32" style:family="paragraph" style:parent-style-name="Standard">
      <style:paragraph-properties fo:line-height="150%" fo:text-align="justify" style:justify-single-word="false"/>
      <style:text-properties fo:font-size="12pt" fo:font-weight="bold" officeooo:rsid="00376d77" officeooo:paragraph-rsid="00376d77" style:font-size-asian="10.5pt" style:font-weight-asian="bold" style:font-size-complex="12pt" style:font-weight-complex="bold"/>
    </style:style>
    <style:style style:name="P33" style:family="paragraph" style:parent-style-name="Standard" style:list-style-name="L7">
      <style:paragraph-properties fo:line-height="150%" fo:text-align="justify" style:justify-single-word="false"/>
      <style:text-properties fo:font-size="12pt" fo:font-weight="bold" officeooo:rsid="00376d77" officeooo:paragraph-rsid="00376d77" style:font-size-asian="10.5pt" style:font-weight-asian="bold" style:font-size-complex="12pt" style:font-weight-complex="bold"/>
    </style:style>
    <style:style style:name="P34" style:family="paragraph" style:parent-style-name="Standard" style:list-style-name="L7">
      <style:paragraph-properties fo:line-height="150%" fo:text-align="justify" style:justify-single-word="false"/>
      <style:text-properties fo:font-size="12pt" fo:font-weight="bold" officeooo:rsid="004319d3" officeooo:paragraph-rsid="004319d3" style:font-size-asian="10.5pt" style:font-weight-asian="bold" style:font-size-complex="12pt" style:font-weight-complex="bold"/>
    </style:style>
    <style:style style:name="P35" style:family="paragraph" style:parent-style-name="Standard">
      <style:paragraph-properties fo:line-height="150%" fo:text-align="justify" style:justify-single-word="false"/>
      <style:text-properties fo:font-size="12pt" fo:font-weight="bold" officeooo:rsid="004319d3" officeooo:paragraph-rsid="004319d3" style:font-size-asian="10.5pt" style:font-weight-asian="bold" style:font-size-complex="12pt" style:font-weight-complex="bold"/>
    </style:style>
    <style:style style:name="P36" style:family="paragraph" style:parent-style-name="Standard">
      <style:paragraph-properties fo:line-height="150%" fo:text-align="justify" style:justify-single-word="false"/>
      <style:text-properties fo:font-size="12pt" fo:font-weight="bold" officeooo:rsid="0036f779" officeooo:paragraph-rsid="0036f779" style:font-size-asian="10.5pt" style:font-weight-asian="bold" style:font-size-complex="12pt" style:font-weight-complex="bold"/>
    </style:style>
    <style:style style:name="P37" style:family="paragraph" style:parent-style-name="Standard">
      <style:paragraph-properties fo:line-height="150%" fo:text-align="justify" style:justify-single-word="false"/>
      <style:text-properties fo:font-size="12pt" fo:font-weight="bold" officeooo:rsid="0044cfc9" officeooo:paragraph-rsid="0044cfc9" style:font-size-asian="10.5pt" style:font-weight-asian="bold" style:font-size-complex="12pt" style:font-weight-complex="bold"/>
    </style:style>
    <style:style style:name="P38" style:family="paragraph" style:parent-style-name="Standard">
      <style:paragraph-properties fo:line-height="150%" fo:text-align="justify" style:justify-single-word="false"/>
      <style:text-properties fo:font-size="12pt" fo:font-weight="bold" officeooo:rsid="00456c9f" officeooo:paragraph-rsid="00456c9f" style:font-size-asian="10.5pt" style:font-weight-asian="bold" style:font-size-complex="12pt" style:font-weight-complex="bold"/>
    </style:style>
    <style:style style:name="P39" style:family="paragraph" style:parent-style-name="Standard">
      <style:paragraph-properties fo:line-height="150%" fo:text-align="justify" style:justify-single-word="false"/>
      <style:text-properties fo:font-size="12pt" fo:font-weight="bold" officeooo:rsid="00456c9f" officeooo:paragraph-rsid="0036f779" style:font-size-asian="10.5pt" style:font-weight-asian="bold" style:font-size-complex="12pt" style:font-weight-complex="bold"/>
    </style:style>
    <style:style style:name="P40" style:family="paragraph" style:parent-style-name="Standard">
      <style:paragraph-properties fo:line-height="150%" fo:text-align="justify" style:justify-single-word="false"/>
      <style:text-properties officeooo:paragraph-rsid="00376d77"/>
    </style:style>
    <style:style style:name="P41" style:family="paragraph" style:parent-style-name="Standard" style:list-style-name="L7">
      <style:paragraph-properties fo:line-height="150%" fo:text-align="justify" style:justify-single-word="false"/>
      <style:text-properties officeooo:paragraph-rsid="004319d3"/>
    </style:style>
    <style:style style:name="P42" style:family="paragraph" style:parent-style-name="Standard" style:list-style-name="L7">
      <style:paragraph-properties fo:line-height="150%" fo:text-align="justify" style:justify-single-word="false"/>
      <style:text-properties officeooo:paragraph-rsid="00432cb0"/>
    </style:style>
    <style:style style:name="T1" style:family="text">
      <style:text-properties officeooo:rsid="001fc345"/>
    </style:style>
    <style:style style:name="T2" style:family="text">
      <style:text-properties fo:font-weight="normal" style:font-weight-asian="normal" style:font-weight-complex="normal"/>
    </style:style>
    <style:style style:name="T3" style:family="text">
      <style:text-properties fo:font-weight="normal" officeooo:rsid="0025c00b" style:font-weight-asian="normal" style:font-weight-complex="normal"/>
    </style:style>
    <style:style style:name="T4" style:family="text">
      <style:text-properties fo:font-weight="normal" officeooo:rsid="002638f7" style:font-weight-asian="normal" style:font-weight-complex="normal"/>
    </style:style>
    <style:style style:name="T5" style:family="text">
      <style:text-properties fo:font-weight="normal" officeooo:rsid="0027bbe1" style:font-weight-asian="normal" style:font-weight-complex="normal"/>
    </style:style>
    <style:style style:name="T6" style:family="text">
      <style:text-properties fo:font-weight="normal" officeooo:rsid="0034158f" style:font-weight-asian="normal" style:font-weight-complex="normal"/>
    </style:style>
    <style:style style:name="T7" style:family="text">
      <style:text-properties fo:font-weight="normal" officeooo:rsid="003473d2" style:font-weight-asian="normal" style:font-weight-complex="normal"/>
    </style:style>
    <style:style style:name="T8" style:family="text">
      <style:text-properties fo:font-weight="normal" officeooo:rsid="0034d0d6" style:font-weight-asian="normal" style:font-weight-complex="normal"/>
    </style:style>
    <style:style style:name="T9" style:family="text">
      <style:text-properties fo:font-weight="normal" officeooo:rsid="00367489" style:font-weight-asian="normal" style:font-weight-complex="normal"/>
    </style:style>
    <style:style style:name="T10" style:family="text">
      <style:text-properties fo:font-weight="normal" officeooo:rsid="003681e6" style:font-weight-asian="normal" style:font-weight-complex="normal"/>
    </style:style>
    <style:style style:name="T11" style:family="text">
      <style:text-properties fo:font-weight="normal" officeooo:rsid="0036f779" style:font-weight-asian="normal" style:font-weight-complex="normal"/>
    </style:style>
    <style:style style:name="T12" style:family="text">
      <style:text-properties fo:font-weight="normal" officeooo:rsid="003c09c6" style:font-weight-asian="normal" style:font-weight-complex="normal"/>
    </style:style>
    <style:style style:name="T13" style:family="text">
      <style:text-properties fo:font-weight="normal" officeooo:rsid="003de881" style:font-weight-asian="normal" style:font-weight-complex="normal"/>
    </style:style>
    <style:style style:name="T14" style:family="text">
      <style:text-properties fo:font-weight="normal" officeooo:rsid="003f975b" style:font-weight-asian="normal" style:font-weight-complex="normal"/>
    </style:style>
    <style:style style:name="T15" style:family="text">
      <style:text-properties fo:font-weight="normal" officeooo:rsid="004146dc" style:font-weight-asian="normal" style:font-weight-complex="normal"/>
    </style:style>
    <style:style style:name="T16" style:family="text">
      <style:text-properties fo:font-weight="normal" officeooo:rsid="00432cb0" style:font-weight-asian="normal" style:font-weight-complex="normal"/>
    </style:style>
    <style:style style:name="T17" style:family="text">
      <style:text-properties fo:font-weight="normal" officeooo:rsid="00441b17" style:font-weight-asian="normal" style:font-weight-complex="normal"/>
    </style:style>
    <style:style style:name="T18" style:family="text">
      <style:text-properties fo:font-weight="normal" officeooo:rsid="0044945a" style:font-weight-asian="normal" style:font-weight-complex="normal"/>
    </style:style>
    <style:style style:name="T19" style:family="text">
      <style:text-properties fo:font-weight="normal" officeooo:rsid="0044b0a6" style:font-weight-asian="normal" style:font-weight-complex="normal"/>
    </style:style>
    <style:style style:name="T20" style:family="text">
      <style:text-properties officeooo:rsid="0029a67f"/>
    </style:style>
    <style:style style:name="T21" style:family="text">
      <style:text-properties officeooo:rsid="00319613"/>
    </style:style>
    <style:style style:name="T22" style:family="text">
      <style:text-properties officeooo:rsid="00376d77"/>
    </style:style>
    <style:style style:name="T23" style:family="text">
      <style:text-properties fo:font-size="12pt" fo:font-weight="bold" officeooo:rsid="004319d3" style:font-size-asian="10.5pt" style:font-weight-asian="bold" style:font-size-complex="12pt" style:font-weight-complex="bold"/>
    </style:style>
    <style:style style:name="T24" style:family="text">
      <style:text-properties fo:font-size="12pt" fo:font-weight="normal" officeooo:rsid="004319d3" style:font-size-asian="10.5pt" style:font-weight-asian="normal" style:font-size-complex="12pt" style:font-weight-complex="normal"/>
    </style:style>
    <style:style style:name="T25" style:family="text">
      <style:text-properties fo:font-size="12pt" fo:font-weight="normal" officeooo:rsid="00432cb0" style:font-size-asian="10.5pt" style:font-weight-asian="normal" style:font-size-complex="12pt" style:font-weight-complex="normal"/>
    </style:style>
    <style:style style:name="T26" style:family="text">
      <style:text-properties fo:font-size="12pt" fo:font-weight="normal" officeooo:rsid="0044945a" style:font-size-asian="10.5pt" style:font-weight-asian="normal" style:font-size-complex="12pt" style:font-weight-complex="normal"/>
    </style:style>
    <style:style style:name="T27" style:family="text">
      <style:text-properties fo:font-size="12pt" fo:font-weight="normal" officeooo:rsid="0044b0a6" style:font-size-asian="10.5pt" style:font-weight-asian="normal" style:font-size-complex="12pt" style:font-weight-complex="normal"/>
    </style:style>
    <style:style style:name="T28" style:family="text">
      <style:text-properties fo:font-size="12pt" fo:font-style="normal" fo:font-weight="normal" officeooo:rsid="004319d3" style:font-size-asian="10.5pt" style:font-style-asian="normal" style:font-weight-asian="normal" style:font-size-complex="12pt" style:font-style-complex="normal" style:font-weight-complex="normal"/>
    </style:style>
    <style:style style:name="T29" style:family="text">
      <style:text-properties officeooo:rsid="004319d3"/>
    </style:style>
    <style:style style:name="T30" style:family="text">
      <style:text-properties officeooo:rsid="00432cb0"/>
    </style:style>
    <style:style style:name="T31" style:family="text">
      <style:text-properties officeooo:rsid="0044b0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gnitive Radio</text:p>
      <text:p text:style-name="P10">Cognitive Radio is a type of wireless communication in which a device known as transceiver senses <text:s/>communication channels to find out which channels are vacant and which are occupied. After sensing the channels, it moves to vacant channels by avoiding occupied channels. In simple terms, a transceiver tend to use the best available wireless communication channel for communication. It uses the radio frequency spectrum <text:span text:style-name="T1">with lesser interference with other. Joseph Mitola developed the idea of Cognitive Radio at Defense Advanced Research Projects Agency(DARPA). The main features of the cognitive radio are: </text:span></text:p>
      <text:list xml:id="list836588927237710681" text:style-name="L1">
        <text:list-item>
          <text:p text:style-name="P20">Transceiver can determine its geographic location.</text:p>
        </text:list-item>
        <text:list-item>
          <text:p text:style-name="P20">It can identify and authorize its users.</text:p>
        </text:list-item>
        <text:list-item>
          <text:p text:style-name="P20">It can perform encryption and decryption.</text:p>
        </text:list-item>
        <text:list-item>
          <text:p text:style-name="P20">Able to sense nearby wireless devices.</text:p>
        </text:list-item>
        <text:list-item>
          <text:p text:style-name="P20">It can adjust its output.</text:p>
        </text:list-item>
      </text:list>
      <text:p text:style-name="P1"/>
      <text:p text:style-name="P16">Types of Cognitive Radio</text:p>
      <text:p text:style-name="P2">Depending upon certain parameters and transmission there are two types of cognitive radios:</text:p>
      <text:list xml:id="list3994340507902497996" text:style-name="L2">
        <text:list-item>
          <text:p text:style-name="P26">Full cognitive Radio – <text:span text:style-name="T2">It takes into consideration all the possible parameters that can be observed by a wireless node. It is also known as Mitola Radio.</text:span></text:p>
        </text:list-item>
        <text:list-item>
          <text:p text:style-name="P26">Spectrum-Sensing cognitive Radio – <text:span text:style-name="T2">It detects channels only in the radio frequency spectrum. </text:span></text:p>
        </text:list-item>
      </text:list>
      <text:p text:style-name="P2"/>
      <text:p text:style-name="P13">Functions of Cognitive Radio</text:p>
      <text:p text:style-name="P11">Following are the main functions of Cognitive Radio:</text:p>
      <text:list xml:id="list3786493540564309346" text:style-name="L3">
        <text:list-item>
          <text:p text:style-name="P27">Power Control – <text:span text:style-name="T3">Power control is used so that the capacity of the secondary users is maximized along with applying certain constraints to protect the primary users. </text:span></text:p>
        </text:list-item>
        <text:list-item>
          <text:p text:style-name="P28">Spectrum Sensing – <text:span text:style-name="T4">A cognitive radio can sense empty spectrum without causing any form of interference to other users. There are three spectrum-sensing techniques:</text:span></text:p>
        </text:list-item>
      </text:list>
      <text:list xml:id="list7351721443605235322" text:style-name="L4">
        <text:list-item>
          <text:p text:style-name="P21">Transmitter Detection</text:p>
        </text:list-item>
        <text:list-item>
          <text:p text:style-name="P21">Energy Detection</text:p>
        </text:list-item>
        <text:list-item>
          <text:p text:style-name="P21">Cyclo-stationary feature detection</text:p>
        </text:list-item>
      </text:list>
      <text:list xml:id="list190941654650085" text:continue-list="list3786493540564309346" text:style-name="L3">
        <text:list-item>
          <text:p text:style-name="P28">Wideband Spectrum Sensing – <text:span text:style-name="T4">In this the spectrum sense over large bandwidth over hundreds of MHz or even G</text:span><text:span text:style-name="T19">H</text:span><text:span text:style-name="T4">z.</text:span></text:p>
        </text:list-item>
        <text:list-item>
          <text:p text:style-name="P28"><text:soft-page-break/>Null space based Cognitive Radio – <text:span text:style-name="T4">Cognitive Radio can detect null space of the primary user using multiple antennas. It can then transmit in this null space causing less interference to primary user during transmission. </text:span></text:p>
        </text:list-item>
        <text:list-item>
          <text:p text:style-name="P28">Spectrum Management – <text:span text:style-name="T5">Cognitive Radio captures the best spectrum that is available to meet the user requirements for communication. </text:span></text:p>
        </text:list-item>
      </text:list>
      <text:p text:style-name="P3"/>
      <text:p text:style-name="P17">Architecture of Cognitive Radio</text:p>
      <text:p text:style-name="P4">There are two subsystems of Cognitive Radio: a Cognitive Unit, </text:p>
      <text:p text:style-name="P4"><text:tab/><text:tab/><text:tab/><text:tab/><text:tab/><text:tab/> <text:s text:c="3"/>a Spectrum Sensing Subsystem</text:p>
      <text:p text:style-name="P4">A Cognitive Unit makes decisions b<text:span text:style-name="T31">a</text:span>sed on various available inputs. <text:span text:style-name="T20">A flexible SDR unit provides operating modes using operating software. A spectrum sensing subsystem measures the signal in the environment and detects the presence of other users and services. This whole system is not a single equipment instead it is spread over the wide range of network. </text:span></text:p>
      <text:p text:style-name="P4"/>
      <text:p text:style-name="P5">The Cognitive Unit is further separated into two parts – Cognitive Engine and Policy Engine.</text:p>
      <text:p text:style-name="P5">The first part ‘Cognitive Engine’ tries to find the solution and defines the radio’s current internal state and the environment in which it is operating based on the inputs. The second part ‘Policy Engine’ ensures that the solution that is provided by the first engine(Cognitive Engine) <text:span text:style-name="T21">is in agreement with the rules and policies outside to radio. </text:span></text:p>
      <text:p text:style-name="P5"/>
      <text:p text:style-name="P5"/>
      <text:p text:style-name="P14">Advantages of Cognitive Radio</text:p>
      <text:p text:style-name="P7">Cognitive radio is a new concept in the area of wireless sensor network that can utilize the spectrum <text:s/>frequency efficiently. Cognitive radio systems have the capabilities like packet loss reduction, power waster reduction, buffer management and also better communication. Following are the advantages of cognitive radio in wireless sensor networks:</text:p>
      <text:p text:style-name="P7"/>
      <text:list xml:id="list2108334214904039871" text:style-name="L5">
        <text:list-item>
          <text:p text:style-name="P29">Efficient utilization of spectrum – <text:span text:style-name="T6">The spectrum bands that are available can be used efficiently as these cannot be increased. For utilizing the radio bands in a country, a license is required from the government. This is a costly procedure. There are certain licensed spectrum bands that are underutilized and unutilized. Cognitive radio can utilize this spectrum and license holders are also not disturbed. This unutilized spectrum is known as white space.</text:span></text:p>
        </text:list-item>
      </text:list>
      <text:p text:style-name="P14"/>
      <text:list xml:id="list190940956209848" text:continue-numbering="true" text:style-name="L5">
        <text:list-item>
          <text:p text:style-name="P29"><text:soft-page-break/>More space for new technologies – <text:span text:style-name="T6">New technologies can be developed for these unused bands. </text:span><text:span text:style-name="T7">Cost would also be minimal when this unutilized spectrum is used by the unlicensed user.</text:span></text:p>
        </text:list-item>
        <text:list-item>
          <text:p text:style-name="P29">Ability to utilize multiple channels – <text:span text:style-name="T7">In traditional wireless sensor network, a single channel is used for communication. In this, when an event is detected, the sensor nodes generate packets. In a dense network, sensor nodes try to occupy the single communication channel at the same time. This increases the possibility of collisions and the communication quality is decreased. Moreover, there is more power consumption and packet delay. Cognitive radio gives the oppo</text:span><text:span text:style-name="T19">r</text:span><text:span text:style-name="T7">tunity to utilize multiple channels thereby r</text:span><text:span text:style-name="T19">e</text:span><text:span text:style-name="T7">ducing the chances of collision and also increases the communication quality.</text:span></text:p>
        </text:list-item>
      </text:list>
      <text:p text:style-name="P14"/>
      <text:list xml:id="list190940651244260" text:continue-numbering="true" text:style-name="L5">
        <text:list-item>
          <text:p text:style-name="P30">Energy Efficiency – <text:span text:style-name="T8">In traditional wir</text:span><text:span text:style-name="T19">e</text:span><text:span text:style-name="T8">less sensor network, the power wastage is more due to increased packet retransmission due to packet loss. This energy consumption due to packet retransmission is overcome by cognitive radio.</text:span></text:p>
        </text:list-item>
      </text:list>
      <text:p text:style-name="P15"/>
      <text:list xml:id="list190941073773616" text:continue-numbering="true" text:style-name="L5">
        <text:list-item>
          <text:p text:style-name="P30">Global Operability – <text:span text:style-name="T9">There are certain spectrum regulation rules for each country. Each country is allotted different spectrum band which is not available in another country. </text:span><text:span text:style-name="T10">Cognitive radio gives the capability to be operated in any country of the world.</text:span></text:p>
        </text:list-item>
      </text:list>
      <text:p text:style-name="P9"/>
      <text:list xml:id="list190941843641393" text:continue-numbering="true" text:style-name="L5">
        <text:list-item>
          <text:p text:style-name="P30">Utilization of spectrum band that is application specific – <text:span text:style-name="T10">There is </text:span><text:span text:style-name="T19">an</text:span><text:span text:style-name="T10"> increase in wireless sensors that are deployed for different applications. The wir</text:span><text:span text:style-name="T19">e</text:span><text:span text:style-name="T10">less sensor network generate</text:span><text:span text:style-name="T19">s</text:span><text:span text:style-name="T10"> packets when an event is triggered. The data traffic in wireless sensor network is correlated temporally and spatially which cause design challenge of the communication protocol. There are intelligent communication protocols in Cognitive radio wireless sensor network that can overcome the design challenge of protocols.</text:span></text:p>
        </text:list-item>
      </text:list>
      <text:p text:style-name="P22"/>
      <text:list xml:id="list190941755912287" text:continue-numbering="true" text:style-name="L5">
        <text:list-item>
          <text:p text:style-name="P30">Financial Advantage – <text:span text:style-name="T10">Those users who cannot obtain a license for spectrum </text:span><text:span text:style-name="T11">due to financial problem can obtain this on lease from license holder at a low cost. This will be beneficial to both users.</text:span></text:p>
        </text:list-item>
      </text:list>
      <text:p text:style-name="P23"/>
      <text:list xml:id="list190941367159953" text:continue-numbering="true" text:style-name="L5">
        <text:list-item>
          <text:p text:style-name="P30">Attacks are avoided – <text:span text:style-name="T11">Cognitive radio uses a wide range of spectrum, therefore, several types of attacks can be unlike other wireless sensor network that work</text:span><text:span text:style-name="T19">s</text:span><text:span text:style-name="T11"> on a particular band of frequency.</text:span></text:p>
        </text:list-item>
      </text:list>
      <text:p text:style-name="P9"/>
      <text:p text:style-name="P8"/>
      <text:p text:style-name="P8"><text:soft-page-break/></text:p>
      <text:p text:style-name="P18">Application<text:span text:style-name="T22">s</text:span> of Cognitive Radio</text:p>
      <text:list xml:id="list7147997437229281962" text:style-name="L6">
        <text:list-item>
          <text:p text:style-name="P31">Military and Security – <text:span text:style-name="T12">Cognitive Radio is used in various military and public services like chemical, biological and nuclear radiation detection, war surveillance etc. Traditional wireless sensor networks face the problem of signal jam. But this problem is no longer exist if we use cognitive radio wireless sensor network. Cognitive Radio can handoff a wide range of frequencies. It is also useful when the applications need large bandwidth.</text:span></text:p>
        </text:list-item>
      </text:list>
      <text:p text:style-name="P32"/>
      <text:list xml:id="list190942341668210" text:continue-numbering="true" text:style-name="L6">
        <text:list-item>
          <text:p text:style-name="P31">Healthcare – <text:span text:style-name="T13">Cognitive Radio also find its applications in the healthcare. It find its use in wearable body wireless sensors. Using this, critical data and information from patients can be acquired by doctors sitting at a distant location. These wireless sensor nodes are also reliable. </text:span></text:p>
        </text:list-item>
      </text:list>
      <text:p text:style-name="P32"><text:span text:style-name="T13"/></text:p>
      <text:list xml:id="list190941796193551" text:continue-numbering="true" text:style-name="L6">
        <text:list-item>
          <text:p text:style-name="P31">Home appliances – <text:span text:style-name="T13">Wireless sensor network is used in certain indoor applications. </text:span><text:span text:style-name="T14">But there are some challenges in those indoor applications. Cognitive Radio overcome these challenges. The examples of these applications are intelligent buildings, home monitoring system and personal entertainment.</text:span></text:p>
        </text:list-item>
      </text:list>
      <text:p text:style-name="P25"/>
      <text:list xml:id="list190941949998855" text:continue-numbering="true" text:style-name="L6">
        <text:list-item>
          <text:p text:style-name="P31">Real-Time applications – <text:span text:style-name="T14">In multihop wireless sensor network, there are chances of link failure which can cause delay in communication. Moreover, the nodes move to another channel if they find another channel idle. Cognitive Radio wireless sensor network increases the channel bandwidth due to which channel aggregation and use of multipl</text:span><text:span text:style-name="T19">e</text:span><text:span text:style-name="T14"> channels are possible.</text:span></text:p>
        </text:list-item>
      </text:list>
      <text:p text:style-name="P32"><text:span text:style-name="T2"/></text:p>
      <text:list xml:id="list190942048511347" text:continue-numbering="true" text:style-name="L6">
        <text:list-item>
          <text:p text:style-name="P31">Transportation – <text:span text:style-name="T15">Cognitive Radio find its applications in transport system as well as vehicular system. A lot of research work is going on in this field with various protocols proposed for highway safety. These are also likely to be more reliable and conv</text:span><text:span text:style-name="T19">e</text:span><text:span text:style-name="T15">nient than the traditional wireless </text:span><text:span text:style-name="T19">s</text:span><text:span text:style-name="T15">ensor network.</text:span></text:p>
        </text:list-item>
      </text:list>
      <text:p text:style-name="P32"><text:span text:style-name="T15"/></text:p>
      <text:list xml:id="list190940857568813" text:continue-numbering="true" text:style-name="L6">
        <text:list-item>
          <text:p text:style-name="P31">Diverse Sensing – <text:span text:style-name="T2">Cognitive Radio wireless sensor network can be used in the same area but with a different motive. Cognitive Radio can use different channels for different applications using medium access protocol (MAC). </text:span></text:p>
        </text:list-item>
      </text:list>
      <text:p text:style-name="P32"/>
      <text:p text:style-name="P32"/>
      <text:p text:style-name="P32"/>
      <text:p text:style-name="P32"><text:soft-page-break/></text:p>
      <text:p text:style-name="P32">Challenges of Cognitive Radio</text:p>
      <text:p text:style-name="P25">Cognitive Radio wireless sensor network are different from traditional wireless sensor network in certain aspects. Although they are way better than these conventional wireless sensor networks but they also face some challenges. Some of these challenges are:</text:p>
      <text:list xml:id="list3712578386442063515" text:style-name="L7">
        <text:list-item>
          <text:p text:style-name="P33">Miss-Detection <text:span text:style-name="T30">Probability</text:span> and False Al<text:span text:style-name="T29">a</text:span>rm – <text:span text:style-name="T16">These are the two metrics used in cognitive radio wireless sensor network. Miss-Detection probability is a metric used in cognitive radio wireless sensor when it fails to detect the primary signal’s presence on the channel and false alarm is a metric for cognitive radio wireless sensor when it fails to detect the absence of the <text:s/>primary signal. These two metrics can cause problems like long waiting delay, frequent channel switching and degradation in output.</text:span></text:p>
        </text:list-item>
      </text:list>
      <text:p text:style-name="P40"><text:span text:style-name="T2"/></text:p>
      <text:list xml:id="list190942317398966" text:continue-numbering="true" text:style-name="L7">
        <text:list-item>
          <text:p text:style-name="P42"><text:span text:style-name="T23">Hardware Issues – </text:span><text:span text:style-name="T25">There are certain constraints applied on hardware of the system like computational power, storage and energy. To design an intelligent hardware for CR is a laborious task. The hardware should be such that it should be able to respon</text:span><text:span text:style-name="T27">d</text:span><text:span text:style-name="T25"> with the changes in the environment. The basic principles of cognitive radio can be fulfilled using certain artificial intelligence techniques like artificial neural network, </text:span><text:span text:style-name="T27">M</text:span><text:span text:style-name="T25">arkov models, case-based systems etc. More or less it can be said that the design of the hardware is a very challenging issue.</text:span></text:p>
          <text:p text:style-name="P42"><text:span text:style-name="T28"/></text:p>
        </text:list-item>
        <text:list-item>
          <text:p text:style-name="P34">Changes in Topology – <text:span text:style-name="T17">The topologies in cognitive radio are more prone to change than the traditional wireless sensor network. This can cause hardware malfunctioning and depletion of energy. Following are the topologies employed in cognitive radio wireless network:</text:span></text:p>
          <text:list>
            <text:list-item>
              <text:list>
                <text:list-item>
                  <text:list>
                    <text:list-item>
                      <text:p text:style-name="P34"><text:span text:style-name="T17">Ad Hoc</text:span></text:p>
                    </text:list-item>
                    <text:list-item>
                      <text:p text:style-name="P34"><text:span text:style-name="T17">Clustered</text:span></text:p>
                    </text:list-item>
                    <text:list-item>
                      <text:p text:style-name="P34"><text:span text:style-name="T17">Heterogen</text:span><text:span text:style-name="T19">e</text:span><text:span text:style-name="T17">ous and Hierarchical</text:span></text:p>
                    </text:list-item>
                    <text:list-item>
                      <text:p text:style-name="P34"><text:span text:style-name="T17">Mobile</text:span></text:p>
                    </text:list-item>
                  </text:list>
                </text:list-item>
              </text:list>
            </text:list-item>
          </text:list>
        </text:list-item>
      </text:list>
      <text:p text:style-name="P35"><text:span text:style-name="T2">.</text:span></text:p>
      <text:list xml:id="list190941853405425" text:continue-numbering="true" text:style-name="L7">
        <text:list-item>
          <text:p text:style-name="P34">Fault Tolerance – <text:span text:style-name="T2">Fault Tolerance is the most challenging problem in CR-WSN.The protocols designed for cognitive radio do not have the capacity to tolerate fault. This affects the overall performance of the wireless sensor network.</text:span></text:p>
        </text:list-item>
      </text:list>
      <text:p text:style-name="P35"/>
      <text:list xml:id="list190942002090375" text:continue-numbering="true" text:style-name="L7">
        <text:list-item>
          <text:p text:style-name="P34">High Manufacturing Costs – <text:span text:style-name="T2">High manufacturing cost is another challenge for cognitive radio wireless network. The conventional WSN require less memory and computation than </text:span><text:soft-page-break/><text:span text:style-name="T2">the CR-WSN. Therefore algorithms need to be designed that can lower the manufacturing cost and production.</text:span></text:p>
        </text:list-item>
      </text:list>
      <text:p text:style-name="P35"><text:span text:style-name="T2"/></text:p>
      <text:list xml:id="list190942455976786" text:continue-numbering="true" text:style-name="L7">
        <text:list-item>
          <text:p text:style-name="P34">Selection of Channel – <text:span text:style-name="T2">In CR-WSN the channel is not fixed for sending data and for communication. This can cause non-cooperation between the nodes. This challenge can be overcome by designing some AI algorithms.</text:span></text:p>
        </text:list-item>
      </text:list>
      <text:p text:style-name="P35"><text:span text:style-name="T2"/></text:p>
      <text:list xml:id="list190941176554341" text:continue-numbering="true" text:style-name="L7">
        <text:list-item>
          <text:p text:style-name="P41"><text:span text:style-name="T23">Power Consumption – </text:span><text:span text:style-name="T24">In this network, more energy is consumed </text:span><text:span text:style-name="T26">for spectrum sensing, channel selection, route discovery, transmission and reception </text:span><text:span text:style-name="T24">than the traditional network. </text:span><text:span text:style-name="T26">It also needs to sense the node’s activity on the channel.</text:span><text:bookmark text:name="__p53"/></text:p>
        </text:list-item>
      </text:list>
      <text:p text:style-name="P35"><text:span text:style-name="T2"/></text:p>
      <text:list xml:id="list190941940508183" text:continue-numbering="true" text:style-name="L7">
        <text:list-item>
          <text:p text:style-name="P34">Quality of Service – <text:span text:style-name="T18">Quality of Service is a challenging issue due to certain constraints on power, memory and source. The QoS is determined by four parameters – bandwidth, delay, jitter and reliability. Therefore an adequate level of QoS is needed to be maintained.</text:span></text:p>
        </text:list-item>
      </text:list>
      <text:p text:style-name="P35"><text:span text:style-name="T2"/></text:p>
      <text:list xml:id="list190940722921349" text:continue-numbering="true" text:style-name="L7">
        <text:list-item>
          <text:p text:style-name="P34">Security – <text:span text:style-name="T18">CR-WSNs are also more prone to various privacy and security issues than the traditional WSNs. Attackers can attack the sensors are capture the confidential information. This data can also be destroyed by the hackers.</text:span></text:p>
        </text:list-item>
      </text:list>
      <text:p text:style-name="P18"/>
      <text:p text:style-name="P39"/>
      <text:p text:style-name="P18"/>
      <text:p text:style-name="P7"/>
      <text:p text:style-name="P7"/>
      <text:p text:style-name="P6"/>
      <text:p text:style-name="P5"/>
      <text:p text:style-name="P5"/>
      <text:p text:style-name="P5"/>
      <text:p text:style-name="P4"/>
      <text:p text:style-name="P4"/>
      <text:p text:style-name="P4"/>
      <text:p text:style-name="P4"/>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6:15:29.297431354</meta:creation-date>
    <dc:date>2017-10-03T19:09:37.732286695</dc:date>
    <meta:editing-duration>PT4H26M53S</meta:editing-duration>
    <meta:editing-cycles>6</meta:editing-cycles>
    <meta:generator>LibreOffice/5.1.6.2$Linux_X86_64 LibreOffice_project/10m0$Build-2</meta:generator>
    <meta:document-statistic meta:table-count="0" meta:image-count="0" meta:object-count="0" meta:page-count="6" meta:paragraph-count="61" meta:word-count="1714" meta:character-count="11160" meta:non-whitespace-character-count="9494"/>
  </office:meta>
</office:document-meta>
</file>